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.8339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2.2228in"/>
    </style:style>
    <style:style style:name="co7" style:family="table-column">
      <style:table-column-properties fo:break-before="auto" style:column-width="1.5016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4" table:style-name="ta1">
        <table:shapes>
          <draw:frame draw:z-index="0" draw:style-name="gr1" draw:text-style-name="P1" svg:width="6.2972in" svg:height="3.5449in" svg:x="0.2697in" svg:y="1.3177in">
            <draw:object draw:notify-on-update-of-ranges="Results_4.A1:Results_4.A1 Results_4.A2:Results_4.A6 Results_4.B1:Results_4.B1 Results_4.B2:Results_4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53in" svg:x="0.3126in" svg:y="5.1657in">
            <draw:object draw:notify-on-update-of-ranges="Results_4.A1:Results_4.A1 Results_4.A2:Results_4.A6 Results_4.C1:Results_4.C1 Results_4.C2:Results_4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9in" svg:height="3.5449in" svg:x="6.7071in" svg:y="1.2969in">
            <draw:object draw:notify-on-update-of-ranges="Results_4.A1:Results_4.A1 Results_4.A2:Results_4.A6 Results_4.D1:Results_4.D1 Results_4.D2:Results_4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72in" svg:height="3.5449in" svg:x="6.9441in" svg:y="5.2496in">
            <draw:object draw:notify-on-update-of-ranges="Results_4.A1:Results_4.A1 Results_4.A2:Results_4.A6 Results_4.E1:Results_4.E1 Results_4.E2:Results_4.E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72in" svg:height="3.5449in" svg:x="13.2197in" svg:y="1.3386in">
            <draw:object draw:notify-on-update-of-ranges="Results_4.A1:Results_4.A1 Results_4.A2:Results_4.A6 Results_4.F1:Results_4.F1 Results_4.F2:Results_4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system.cpu.cpi</text:p>
          </table:table-cell>
          <table:table-cell office:value-type="string" calcext:value-type="string">
            <text:p>system.cpu.dcache.overall_miss_rate::total</text:p>
          </table:table-cell>
          <table:table-cell office:value-type="string" calcext:value-type="string">
            <text:p>system.cpu.icache.overall_miss_rate::total</text:p>
          </table:table-cell>
          <table:table-cell office:value-type="string" calcext:value-type="string">
            <text:p>system.l2.overall_miss_rate::total</text:p>
          </table:table-cell>
          <table:table-cell office:value-type="string" calcext:value-type="string">
            <text:p>sim_insts</text:p>
          </table:table-cell>
          <table:table-cell office:value-type="string" calcext:value-type="string">
            <text:p>system.clk_domain.clock</text:p>
          </table:table-cell>
          <table:table-cell office:value-type="string" calcext:value-type="string">
            <text:p>system.cpu_clk_domain.clock</text:p>
          </table:table-cell>
        </table:table-row>
        <table:table-row table:style-name="ro1">
          <table:table-cell office:value-type="string" calcext:value-type="string">
            <text:p>specbzip</text:p>
          </table:table-cell>
          <table:table-cell office:value-type="float" office:value="0.04527" calcext:value-type="float">
            <text:p>0.04527</text:p>
          </table:table-cell>
          <table:table-cell office:value-type="float" office:value="1.81081" calcext:value-type="float">
            <text:p>1.81081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282169" calcext:value-type="float">
            <text:p>0.282169</text:p>
          </table:table-cell>
          <table:table-cell office:value-type="float" office:value="100000001" calcext:value-type="float">
            <text:p>1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0.029818" calcext:value-type="float">
            <text:p>0.029818</text:p>
          </table:table-cell>
          <table:table-cell office:value-type="float" office:value="1.192726" calcext:value-type="float">
            <text:p>1.192726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77761" calcext:value-type="float">
            <text:p>0.07776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0.127319" calcext:value-type="float">
            <text:p>0.127319</text:p>
          </table:table-cell>
          <table:table-cell office:value-type="float" office:value="5.092743" calcext:value-type="float">
            <text:p>5.092743</text:p>
          </table:table-cell>
          <table:table-cell office:value-type="float" office:value="0.060972" calcext:value-type="float">
            <text:p>0.060972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0.033434" calcext:value-type="float">
            <text:p>0.033434</text:p>
          </table:table-cell>
          <table:table-cell office:value-type="float" office:value="1.337373" calcext:value-type="float">
            <text:p>1.337373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23609" calcext:value-type="float">
            <text:p>0.023609</text:p>
          </table:table-cell>
          <table:table-cell office:value-type="float" office:value="0.055046" calcext:value-type="float">
            <text:p>0.055046</text:p>
          </table:table-cell>
          <table:table-cell office:value-type="float" office:value="100000001" calcext:value-type="float">
            <text:p>1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0.399979" calcext:value-type="float">
            <text:p>0.399979</text:p>
          </table:table-cell>
          <table:table-cell office:value-type="float" office:value="15.999166" calcext:value-type="float">
            <text:p>15.999166</text:p>
          </table:table-cell>
          <table:table-cell office:value-type="float" office:value="0.121831" calcext:value-type="float">
            <text:p>0.1218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9T19:57:08.452875860</dc:date>
    <meta:editing-duration>PT5M22S</meta:editing-duration>
    <meta:editing-cycles>1</meta:editing-cycles>
    <meta:document-statistic meta:table-count="1" meta:cell-count="54" meta:object-count="5"/>
    <meta:generator>LibreOffice/25.8.4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3.234cm" svg:y="4.203cm" style:legend-expansion="high" chart:style-name="ch2"/>
        <chart:plot-area chart:style-name="ch3" svg:x="0.319cm" svg:y="0.18cm" svg:width="12.596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05cm" svg:y="0.18cm" svg:width="11.544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4.A2:Results_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4.B2:Results_4.B6" chart:label-cell-address="Results_4.B1:Results_4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seconds</text:p>
                <draw:g>
                  <svg:desc>Results_4.B1:Results_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4.A2:Results_4.A6</svg:desc>
                </draw:g>
              </table:table-cell>
              <table:table-cell office:value-type="float" office:value="0.04527">
                <text:p>0.04527</text:p>
                <draw:g>
                  <svg:desc>Results_4.B2:Results_4.B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29818">
                <text:p>0.029818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127319">
                <text:p>0.127319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33434">
                <text:p>0.033434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399979">
                <text:p>0.399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2.966cm" svg:y="4.204cm" style:legend-expansion="high" chart:style-name="ch2"/>
        <chart:plot-area chart:style-name="ch3" svg:x="0.319cm" svg:y="0.18cm" svg:width="12.328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4cm" svg:y="0.18cm" svg:width="11.519cm" svg:height="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4.A2:Results_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4.C2:Results_4.C6" chart:label-cell-address="Results_4.C1:Results_4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cpi</text:p>
                <draw:g>
                  <svg:desc>Results_4.C1:Results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4.A2:Results_4.A6</svg:desc>
                </draw:g>
              </table:table-cell>
              <table:table-cell office:value-type="float" office:value="1.81081">
                <text:p>1.81081</text:p>
                <draw:g>
                  <svg:desc>Results_4.C2:Results_4.C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1.192726">
                <text:p>1.192726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5.092743">
                <text:p>5.092743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1.337373">
                <text:p>1.337373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15.999166">
                <text:p>15.999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legend chart:legend-position="end" svg:x="10.461cm" svg:y="4.004cm" style:legend-expansion="high" chart:style-name="ch2"/>
        <chart:plot-area chart:style-name="ch3" svg:x="0.319cm" svg:y="0.18cm" svg:width="9.823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39cm" svg:y="0.206cm" svg:width="8.903cm" svg:height="7.9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4.A2:Results_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4.D2:Results_4.D6" chart:label-cell-address="Results_4.D1:Results_4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dcache.overall_miss_rate::total</text:p>
                <draw:g>
                  <svg:desc>Results_4.D1:Results_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4.A2:Results_4.A6</svg:desc>
                </draw:g>
              </table:table-cell>
              <table:table-cell office:value-type="float" office:value="0.014937">
                <text:p>0.014937</text:p>
                <draw:g>
                  <svg:desc>Results_4.D2:Results_4.D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60972">
                <text:p>0.060972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02108">
                <text:p>0.002108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121831">
                <text:p>0.121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0.577cm" svg:y="4.004cm" style:legend-expansion="high" chart:style-name="ch2"/>
        <chart:plot-area chart:style-name="ch3" svg:x="0.319cm" svg:y="0.18cm" svg:width="9.939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3cm" svg:y="0.18cm" svg:width="8.783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4.A2:Results_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4.E2:Results_4.E6" chart:label-cell-address="Results_4.E1:Results_4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icache.overall_miss_rate::total</text:p>
                <draw:g>
                  <svg:desc>Results_4.E1:Results_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4.A2:Results_4.A6</svg:desc>
                </draw:g>
              </table:table-cell>
              <table:table-cell office:value-type="float" office:value="0.000077">
                <text:p>0.000077</text:p>
                <draw:g>
                  <svg:desc>Results_4.E2:Results_4.E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23609">
                <text:p>0.023609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0.52cm" svg:y="4.004cm" style:legend-expansion="high" chart:style-name="ch2"/>
        <chart:plot-area chart:style-name="ch3" svg:x="0.319cm" svg:y="0.18cm" svg:width="9.882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48cm" svg:y="0.183cm" svg:width="9.153cm" svg:height="7.9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4.A2:Results_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4.F2:Results_4.F6" chart:label-cell-address="Results_4.F1:Results_4.F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l2.overall_miss_rate::total</text:p>
                <draw:g>
                  <svg:desc>Results_4.F1:Results_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4.A2:Results_4.A6</svg:desc>
                </draw:g>
              </table:table-cell>
              <table:table-cell office:value-type="float" office:value="0.282169">
                <text:p>0.282169</text:p>
                <draw:g>
                  <svg:desc>Results_4.F2:Results_4.F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77761">
                <text:p>0.077761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999944">
                <text:p>0.99994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55046">
                <text:p>0.055046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999972">
                <text:p>0.999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